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112cm" fo:min-width="3.98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7.75cm" fo:min-width="12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4cm" svg:y1="2cm" svg:x2="34cm" svg:y2="14cm">
          <text:p/>
        </draw:line>
        <draw:line draw:style-name="gr1" draw:text-style-name="P1" draw:layer="layout" svg:x1="7cm" svg:y1="2cm" svg:x2="7cm" svg:y2="14cm">
          <text:p/>
        </draw:line>
        <draw:line draw:style-name="gr1" draw:text-style-name="P1" draw:layer="layout" svg:x1="36cm" svg:y1="15cm" svg:x2="36cm" svg:y2="27cm">
          <text:p/>
        </draw:line>
        <draw:line draw:style-name="gr1" draw:text-style-name="P1" draw:layer="layout" svg:x1="24cm" svg:y1="15cm" svg:x2="24cm" svg:y2="27cm">
          <text:p/>
        </draw:line>
        <draw:line draw:style-name="gr1" draw:text-style-name="P1" draw:layer="layout" svg:x1="5cm" svg:y1="15cm" svg:x2="5cm" svg:y2="27cm">
          <text:p/>
        </draw:line>
        <draw:custom-shape draw:style-name="gr2" draw:text-style-name="P2" draw:layer="layout" svg:width="8cm" svg:height="6cm" draw:transform="rotate (1.5707963267949) translate (25cm 1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13cm" svg:height="8cm" svg:x="10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1cm" svg:y="6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1cm" svg:y="10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4cm" svg:y="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4cm" svg:y="10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7cm" svg:y="6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7cm" svg:y="10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20cm" svg:y="6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20cm" svg:y="10cm">
          <text:p text:style-name="P3">7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5cm" svg:y1="9cm" svg:x2="11.5cm" svg:y2="8cm">
          <text:p/>
        </draw:line>
        <draw:line draw:style-name="gr6" draw:text-style-name="P1" draw:layer="layout" svg:x1="11.5cm" svg:y1="9cm" svg:x2="8cm" svg:y2="9cm">
          <text:p/>
        </draw:line>
        <draw:line draw:style-name="gr6" draw:text-style-name="P1" draw:layer="layout" svg:x1="12.5cm" svg:y1="8cm" svg:x2="12.5cm" svg:y2="9cm">
          <text:p/>
        </draw:line>
        <draw:line draw:style-name="gr5" draw:text-style-name="P1" draw:layer="layout" svg:x1="12.5cm" svg:y1="9cm" svg:x2="25cm" svg:y2="9cm">
          <text:p/>
        </draw:line>
        <draw:frame draw:style-name="gr7" draw:text-style-name="P5" draw:layer="layout" svg:width="4.481cm" svg:height="0.962cm" svg:x="10cm" svg:y="5cm">
          <draw:text-box>
            <text:p>Register array</text:p>
          </draw:text-box>
        </draw:frame>
        <draw:frame draw:style-name="gr8" draw:text-style-name="P5" draw:layer="layout" svg:width="6.022cm" svg:height="0.962cm" svg:x="25cm" svg:y="8.538cm">
          <draw:text-box>
            <text:p>Combinational logic</text:p>
          </draw:text-box>
        </draw:frame>
        <draw:custom-shape draw:style-name="gr9" draw:text-style-name="P4" draw:layer="layout" svg:width="4cm" svg:height="2cm" draw:transform="rotate (1.5707963267949) translate (33cm 11cm)">
          <text:p text:style-name="P3">Resul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1cm" svg:y1="9cm" svg:x2="33cm" svg:y2="9cm">
          <text:p/>
        </draw:line>
        <draw:custom-shape draw:style-name="gr9" draw:text-style-name="P4" draw:layer="layout" svg:width="4cm" svg:height="2cm" draw:transform="rotate (1.5707963267949) translate (6cm 11cm)">
          <text:p text:style-name="P3">Addr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6cm" draw:transform="rotate (1.5707963267949) translate (27cm 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13cm" svg:height="8cm" svg:x="8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9cm" svg:y="19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9cm" svg:y="23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2cm" svg:y="1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2cm" svg:y="23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5cm" svg:y="19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5cm" svg:y="23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8cm" svg:y="1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2cm" svg:x="18cm" svg:y="23cm">
          <text:p text:style-name="P3">7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5cm" svg:y1="22cm" svg:x2="9.5cm" svg:y2="21cm">
          <text:p/>
        </draw:line>
        <draw:line draw:style-name="gr6" draw:text-style-name="P1" draw:layer="layout" svg:x1="9.5cm" svg:y1="22cm" svg:x2="6cm" svg:y2="22cm">
          <text:p/>
        </draw:line>
        <draw:line draw:style-name="gr6" draw:text-style-name="P1" draw:layer="layout" svg:x1="10.5cm" svg:y1="21cm" svg:x2="10.5cm" svg:y2="22cm">
          <text:p/>
        </draw:line>
        <draw:line draw:style-name="gr5" draw:text-style-name="P1" draw:layer="layout" svg:x1="10.5cm" svg:y1="22cm" svg:x2="23cm" svg:y2="22cm">
          <text:p/>
        </draw:line>
        <draw:frame draw:style-name="gr7" draw:text-style-name="P5" draw:layer="layout" svg:width="4.481cm" svg:height="0.962cm" svg:x="8cm" svg:y="18cm">
          <draw:text-box>
            <text:p>Register array</text:p>
          </draw:text-box>
        </draw:frame>
        <draw:frame draw:style-name="gr8" draw:text-style-name="P5" draw:layer="layout" svg:width="6.022cm" svg:height="0.962cm" svg:x="27cm" svg:y="21.538cm">
          <draw:text-box>
            <text:p>Combinational logic</text:p>
          </draw:text-box>
        </draw:frame>
        <draw:custom-shape draw:style-name="gr9" draw:text-style-name="P4" draw:layer="layout" svg:width="4cm" svg:height="2cm" draw:transform="rotate (1.5707963267949) translate (35cm 24cm)">
          <text:p text:style-name="P3">Resul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3cm" svg:y1="22cm" svg:x2="35cm" svg:y2="22cm">
          <text:p/>
        </draw:line>
        <draw:custom-shape draw:style-name="gr9" draw:text-style-name="P4" draw:layer="layout" svg:width="4cm" svg:height="2cm" draw:transform="rotate (1.5707963267949) translate (4cm 24cm)">
          <text:p text:style-name="P3">Addres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2cm" draw:transform="rotate (1.5707963267949) translate (23cm 24cm)">
          <text:p text:style-name="P3">Read data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cm" svg:y1="22cm" svg:x2="27cm" svg:y2="22cm">
          <text:p/>
        </draw:line>
        <draw:line draw:style-name="gr10" draw:text-style-name="P1" draw:layer="layout" svg:x1="5cm" svg:y1="16cm" svg:x2="24cm" svg:y2="16cm">
          <text:p/>
        </draw:line>
        <draw:line draw:style-name="gr10" draw:text-style-name="P1" draw:layer="layout" svg:x1="24cm" svg:y1="16cm" svg:x2="36cm" svg:y2="16cm">
          <text:p/>
        </draw:line>
        <draw:line draw:style-name="gr10" draw:text-style-name="P1" draw:layer="layout" svg:x1="7cm" svg:y1="3cm" svg:x2="34cm" svg:y2="3cm">
          <text:p/>
        </draw:line>
        <draw:frame draw:style-name="gr11" draw:text-style-name="P6" draw:layer="layout" svg:width="5.112cm" svg:height="0.962cm" svg:x="12cm" svg:y="15.038cm">
          <draw:text-box>
            <text:p>Read data delay</text:p>
          </draw:text-box>
        </draw:frame>
        <draw:frame draw:style-name="gr11" draw:text-style-name="P6" draw:layer="layout" svg:width="7.8cm" svg:height="0.962cm" svg:x="26.1cm" svg:y="15.038cm">
          <draw:text-box>
            <text:p>Combinational logic delay</text:p>
          </draw:text-box>
        </draw:frame>
        <draw:frame draw:style-name="gr12" draw:text-style-name="P5" draw:layer="layout" svg:width="13.05cm" svg:height="0.962cm" svg:x="14cm" svg:y="2.038cm">
          <draw:text-box>
            <text:p>Read data delay + Combinational logic del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7-08T10:46:22.553799013</dc:date>
    <meta:editing-duration>PT2H4M51S</meta:editing-duration>
    <meta:editing-cycles>66</meta:editing-cycles>
    <meta:document-statistic meta:object-count="51"/>
  </office:meta>
</office:document-meta>
</file>